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Transformer.getInstance( Transformer [ ] transform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edTransformer.getInstance( Transformer transformer1 , Transformer transformer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edTransformer.getTransfor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Transformer.getInstance( Collection transform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inedTransformer.ChainedTransformer( Transformer [ ] transfor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Transformer.transform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